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baa" officeooo:paragraph-rsid="001c5baa"/>
    </style:style>
    <style:style style:name="P2" style:family="paragraph" style:parent-style-name="Standard">
      <style:text-properties officeooo:rsid="001c5baa" officeooo:paragraph-rsid="001da89c"/>
    </style:style>
    <style:style style:name="P3" style:family="paragraph" style:parent-style-name="Standard">
      <style:text-properties officeooo:rsid="001c5baa" officeooo:paragraph-rsid="001dd174"/>
    </style:style>
    <style:style style:name="P4" style:family="paragraph" style:parent-style-name="Standard">
      <style:text-properties fo:color="#c9211e" loext:opacity="100%" officeooo:rsid="001c5baa" officeooo:paragraph-rsid="001c5baa" fo:background-color="#ffff00"/>
    </style:style>
    <style:style style:name="P5" style:family="paragraph" style:parent-style-name="Standard">
      <style:text-properties fo:color="#c9211e" loext:opacity="100%" officeooo:rsid="001c5baa" officeooo:paragraph-rsid="001dd174" fo:background-color="#ffff00"/>
    </style:style>
    <style:style style:name="P6" style:family="paragraph" style:parent-style-name="Standard">
      <style:text-properties fo:font-size="20pt" officeooo:rsid="001c5baa" officeooo:paragraph-rsid="001c5baa" style:font-size-asian="20pt" style:font-size-complex="20pt"/>
    </style:style>
    <style:style style:name="P7" style:family="paragraph" style:parent-style-name="Standard">
      <style:text-properties fo:font-size="20pt" officeooo:rsid="001c5baa" officeooo:paragraph-rsid="001dd174" style:font-size-asian="20pt" style:font-size-complex="20pt"/>
    </style:style>
    <style:style style:name="P8" style:family="paragraph" style:parent-style-name="Standard">
      <style:text-properties fo:font-size="20pt" officeooo:rsid="001dd174" officeooo:paragraph-rsid="001dd174" style:font-size-asian="20pt" style:font-size-complex="20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officeooo:rsid="001dd1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ipple Carry Adder</text:p>
      <text:p text:style-name="P6">Date: 1 September 2023</text:p>
      <text:p text:style-name="P1"/>
      <text:p text:style-name="P1"><text:span text:style-name="T2">Half Adder:</text:span> <text:line-break/><text:tab/><text:tab/><text:span text:style-name="T1">input </text:span>a, </text:p>
      <text:p text:style-name="P1"><text:tab/><text:tab/><text:span text:style-name="T1">input</text:span> b,</text:p>
      <text:p text:style-name="P1"><text:tab/><text:tab/><text:span text:style-name="T1">output</text:span> sum, </text:p>
      <text:p text:style-name="P1"><text:tab/><text:tab/><text:span text:style-name="T1">output</text:span> cout</text:p>
      <text:p text:style-name="P1">Code: </text:p>
      <text:p text:style-name="P1"><text:tab/><text:tab/>assign sum = a ^ b;</text:p>
      <text:p text:style-name="P1"><text:tab/><text:tab/>assign cout = a &amp; b;</text:p>
      <text:p text:style-name="P1">endModule;;</text:p>
      <text:p text:style-name="P1"/>
      <text:p text:style-name="P4">Full Adder:</text:p>
      <text:p text:style-name="P1"><text:tab/><text:tab/><text:span text:style-name="T1">input</text:span> a, </text:p>
      <text:p text:style-name="P1"><text:tab/><text:tab/><text:span text:style-name="T1">input</text:span> b,</text:p>
      <text:p text:style-name="P1"><text:tab/><text:tab/><text:span text:style-name="T1">input</text:span> cin</text:p>
      <text:p text:style-name="P1"><text:tab/><text:tab/><text:span text:style-name="T1">output </text:span>sum, </text:p>
      <text:p text:style-name="P1"><text:tab/><text:tab/><text:span text:style-name="T1">output</text:span> cout</text:p>
      <text:p text:style-name="P1">Code:</text:p>
      <text:p text:style-name="P1"><text:tab/><text:tab/>wire t1, t2, t3;</text:p>
      <text:p text:style-name="P1"><text:tab/><text:tab/>halfadder_name h1(a, b, t1, t2);</text:p>
      <text:p text:style-name="P1"><text:tab/><text:tab/>halfadder_name h2(t2, cin, sum, t3);</text:p>
      <text:p text:style-name="P1"><text:tab/><text:tab/>assign cout = t2 | t3;</text:p>
      <text:p text:style-name="P1"/>
      <text:p text:style-name="P4">Ripple Carry Adder:</text:p>
      <text:p text:style-name="P1"><text:tab/><text:tab/><text:span text:style-name="T1">input</text:span> [7:0] a,</text:p>
      <text:p text:style-name="P1"><text:s text:c="4"/><text:tab/><text:tab/><text:span text:style-name="T1">input</text:span> [7:0] b,</text:p>
      <text:p text:style-name="P1"><text:s text:c="4"/><text:tab/><text:tab/><text:span text:style-name="T1">input</text:span> cin,</text:p>
      <text:p text:style-name="P1"><text:s text:c="4"/><text:tab/><text:tab/><text:span text:style-name="T1">output</text:span> [7:0] sum,</text:p>
      <text:p text:style-name="P1"><text:s text:c="4"/><text:tab/><text:tab/><text:span text:style-name="T1">output</text:span> cout</text:p>
      <text:p text:style-name="P1"/>
      <text:p text:style-name="P1">Code:</text:p>
      <text:p text:style-name="P1"><text:tab/><text:tab/>wire c1, c2, c3, c4, c5, c6, c7;</text:p>
      <text:p text:style-name="P1"><text:tab/><text:tab/>full_add f1(a[0],b[0], cin, sum[0], c1);</text:p>
      <text:p text:style-name="P1"><text:tab/><text:tab/>full_add f2(a[1],b[1], c1, sum[1], c2);</text:p>
      <text:p text:style-name="P1"><text:tab/><text:tab/>full_add f3(a[2],b[2], c2, sum[2], c3);</text:p>
      <text:p text:style-name="P1"><text:tab/><text:tab/>full_add f4(a[3],b[3], c3, sum[3], c4);</text:p>
      <text:p text:style-name="P1"><text:tab/><text:tab/>full_add f5(a[4],b[4], c4, sum[4], c5);</text:p>
      <text:p text:style-name="P1"><text:tab/><text:tab/>full_add f6(a[5],b[5], c5, sum[5], c6);</text:p>
      <text:p text:style-name="P1"><text:tab/><text:tab/>full_add f7(a[6],b[6], c6, sum[6], c7);</text:p>
      <text:p text:style-name="P1"><text:tab/><text:tab/>full_add f8(a[7],b[7], c7, sum[7], cout);</text:p>
      <text:p text:style-name="P1"/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8 bit Substracter using full_adder</text:p>
      <text:p text:style-name="P7">Date: <text:span text:style-name="T3">8</text:span> September 2023</text:p>
      <text:p text:style-name="P2"/>
      <text:p text:style-name="P5">Ripple Carry Adder:</text:p>
      <text:p text:style-name="P3"><text:tab/><text:tab/><text:span text:style-name="T1">input</text:span> [7:0] a,</text:p>
      <text:p text:style-name="P3"><text:s text:c="4"/><text:tab/><text:tab/><text:span text:style-name="T1">input</text:span> [7:0] b,</text:p>
      <text:p text:style-name="P3"><text:s text:c="4"/><text:tab/><text:tab/><text:span text:style-name="T1">input</text:span> <text:span text:style-name="T3">b</text:span>in,</text:p>
      <text:p text:style-name="P3"><text:s text:c="4"/><text:tab/><text:tab/><text:span text:style-name="T1">output</text:span> [7:0] <text:span text:style-name="T3">diff</text:span>,</text:p>
      <text:p text:style-name="P3"><text:s text:c="4"/><text:tab/><text:tab/><text:span text:style-name="T1">output</text:span> <text:span text:style-name="T3">b</text:span>out</text:p>
      <text:p text:style-name="P3"><text:span text:style-name="T3">Code:</text:span></text:p>
      <text:p text:style-name="P3"><text:tab/><text:tab/>wire b1, b2, b3, b4, b5, b6, b7;</text:p>
      <text:p text:style-name="P1"><text:tab/><text:tab/>full_add f1(a[0],~b[0], bin, diff[0], b1);</text:p>
      <text:p text:style-name="P1"><text:tab/><text:tab/>full_add f2(a[1],~b[1], b1, diff[1], b2);</text:p>
      <text:p text:style-name="P1"><text:tab/><text:tab/>full_add f3(a[2],~b[2], b2, diff[2], b3);</text:p>
      <text:p text:style-name="P1"><text:tab/><text:tab/>full_add f4(a[3],~b[3], b3, diff[3], b4);</text:p>
      <text:p text:style-name="P1"><text:tab/><text:tab/>full_add f5(a[4],~b[4], b4, diff[4], b5);</text:p>
      <text:p text:style-name="P1"><text:tab/><text:tab/>full_add f6(a[5],~b[5], b5, diff[5], b6);</text:p>
      <text:p text:style-name="P1"><text:tab/><text:tab/>full_add f7(a[6],~b[6], b6, diff[6], b7);</text:p>
      <text:p text:style-name="P1"><text:tab/><text:tab/>full_add f8(a[7],~b[7], b7, diff[7], bout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9:49:17.512253316</meta:creation-date>
    <dc:date>2023-09-08T20:42:10.646512603</dc:date>
    <meta:editing-duration>PT12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6" meta:word-count="203" meta:character-count="1387" meta:non-whitespace-character-count="1113"/>
  </office:meta>
</office:document-meta>
</file>